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5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3-03-0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4864" calcext:value-type="float">
            <text:p>14.6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60562580645" calcext:value-type="float">
            <text:p>14.756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1174193548" calcext:value-type="float">
            <text:p>14.47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34464" calcext:value-type="float">
            <text:p>14.1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10892903226" calcext:value-type="float">
            <text:p>13.951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61832" calcext:value-type="float">
            <text:p>13.5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25705806452" calcext:value-type="float">
            <text:p>13.512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9379310345" calcext:value-type="float">
            <text:p>13.652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62369032258" calcext:value-type="float">
            <text:p>13.866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3174193548" calcext:value-type="float">
            <text:p>14.16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93816" calcext:value-type="float">
            <text:p>14.55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44188387097" calcext:value-type="float">
            <text:p>15.174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324" calcext:value-type="float">
            <text:p>16.18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4072516129" calcext:value-type="float">
            <text:p>18.524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39192258064" calcext:value-type="float">
            <text:p>20.4439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95576" calcext:value-type="float">
            <text:p>20.53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8504" calcext:value-type="float">
            <text:p>20.2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98472258065" calcext:value-type="float">
            <text:p>20.6298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29614285714" calcext:value-type="float">
            <text:p>20.9729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8732903226" calcext:value-type="float">
            <text:p>21.366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45070967742" calcext:value-type="float">
            <text:p>21.804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93" calcext:value-type="float">
            <text:p>22.3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37940645161" calcext:value-type="float">
            <text:p>22.8837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20584" calcext:value-type="float">
            <text:p>23.63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3168516129" calcext:value-type="float">
            <text:p>23.483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05620645161" calcext:value-type="float">
            <text:p>22.170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89456" calcext:value-type="float">
            <text:p>20.46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00348387097" calcext:value-type="float">
            <text:p>18.960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9848" calcext:value-type="float">
            <text:p>17.5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1414193548" calcext:value-type="float">
            <text:p>17.711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93802857143" calcext:value-type="float">
            <text:p>18.1193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81961290323" calcext:value-type="float">
            <text:p>18.62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8562580645" calcext:value-type="float">
            <text:p>19.2518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40955" calcext:value-type="float">
            <text:p>19.814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404" calcext:value-type="float">
            <text:p>22.53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46910967742" calcext:value-type="float">
            <text:p>22.5146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96369032258" calcext:value-type="float">
            <text:p>22.019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44104" calcext:value-type="float">
            <text:p>21.11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95352" calcext:value-type="float">
            <text:p>20.30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43982222222" calcext:value-type="float">
            <text:p>19.72439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25891428571" calcext:value-type="float">
            <text:p>20.0625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9716" calcext:value-type="float">
            <text:p>21.34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98808888889" calcext:value-type="float">
            <text:p>22.01988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792" calcext:value-type="float">
            <text:p>22.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82539354839" calcext:value-type="float">
            <text:p>22.4582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7648516129" calcext:value-type="float">
            <text:p>21.227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04032" calcext:value-type="float">
            <text:p>19.38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45597419355" calcext:value-type="float">
            <text:p>17.6045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7616" calcext:value-type="float">
            <text:p>16.83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3256774194" calcext:value-type="float">
            <text:p>16.7273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10874482759" calcext:value-type="float">
            <text:p>16.74108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5656774194" calcext:value-type="float">
            <text:p>16.742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47672" calcext:value-type="float">
            <text:p>16.7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052" calcext:value-type="float">
            <text:p>16.67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0740645161" calcext:value-type="float">
            <text:p>16.361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18381935484" calcext:value-type="float">
            <text:p>15.911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37831111111" calcext:value-type="float">
            <text:p>15.4237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9770322581" calcext:value-type="float">
            <text:p>15.1299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99272" calcext:value-type="float">
            <text:p>14.8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23375483871" calcext:value-type="float">
            <text:p>14.622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7042857143" calcext:value-type="float">
            <text:p>14.6157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7378064516" calcext:value-type="float">
            <text:p>14.604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51138064516" calcext:value-type="float">
            <text:p>14.5651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43144" calcext:value-type="float">
            <text:p>14.50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59584516129" calcext:value-type="float">
            <text:p>14.415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12464" calcext:value-type="float">
            <text:p>14.34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4506666667" calcext:value-type="float">
            <text:p>13.9774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5264" calcext:value-type="float">
            <text:p>13.15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39617777778" calcext:value-type="float">
            <text:p>12.87396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0272" calcext:value-type="float">
            <text:p>12.5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45501935484" calcext:value-type="float">
            <text:p>12.464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86013913044" calcext:value-type="float">
            <text:p>12.398601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41744516129" calcext:value-type="float">
            <text:p>12.334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0247741936" calcext:value-type="float">
            <text:p>12.255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5256" calcext:value-type="float">
            <text:p>12.15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3865806452" calcext:value-type="float">
            <text:p>12.040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8448" calcext:value-type="float">
            <text:p>12.06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2366451613" calcext:value-type="float">
            <text:p>12.131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128516129" calcext:value-type="float">
            <text:p>12.114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88328" calcext:value-type="float">
            <text:p>12.09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89117419355" calcext:value-type="float">
            <text:p>12.038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2448" calcext:value-type="float">
            <text:p>11.83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1481290323" calcext:value-type="float">
            <text:p>11.767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0671428571" calcext:value-type="float">
            <text:p>11.6950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2784516129" calcext:value-type="float">
            <text:p>11.642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8263225807" calcext:value-type="float">
            <text:p>11.539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25552" calcext:value-type="float">
            <text:p>11.45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8621538462" calcext:value-type="float">
            <text:p>11.35286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88876" calcext:value-type="float">
            <text:p>11.368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8185806452" calcext:value-type="float">
            <text:p>11.305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7826666667" calcext:value-type="float">
            <text:p>10.9187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4176" calcext:value-type="float">
            <text:p>10.52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45070967742" calcext:value-type="float">
            <text:p>10.374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3784" calcext:value-type="float">
            <text:p>10.31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0890322581" calcext:value-type="float">
            <text:p>10.31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9266206897" calcext:value-type="float">
            <text:p>10.36992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1837419355" calcext:value-type="float">
            <text:p>10.405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7232" calcext:value-type="float">
            <text:p>10.5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3981538462" calcext:value-type="float">
            <text:p>11.06939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4852" calcext:value-type="float">
            <text:p>12.40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3864615385" calcext:value-type="float">
            <text:p>13.78938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2088516129" calcext:value-type="float">
            <text:p>14.842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82872" calcext:value-type="float">
            <text:p>15.65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2730322581" calcext:value-type="float">
            <text:p>15.974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7504" calcext:value-type="float">
            <text:p>16.08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58110967742" calcext:value-type="float">
            <text:p>16.2358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19262857143" calcext:value-type="float">
            <text:p>16.3919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5543225807" calcext:value-type="float">
            <text:p>16.6025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69148387097" calcext:value-type="float">
            <text:p>16.856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12288" calcext:value-type="float">
            <text:p>18.06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99811612903" calcext:value-type="float">
            <text:p>20.029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5228" calcext:value-type="float">
            <text:p>21.25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8929032258" calcext:value-type="float">
            <text:p>21.40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40281290323" calcext:value-type="float">
            <text:p>21.0940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02136" calcext:value-type="float">
            <text:p>20.2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55169032258" calcext:value-type="float">
            <text:p>19.535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2952" calcext:value-type="float">
            <text:p>18.89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96529032258" calcext:value-type="float">
            <text:p>19.099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82388571429" calcext:value-type="float">
            <text:p>19.3282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6410322581" calcext:value-type="float">
            <text:p>19.680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3385806452" calcext:value-type="float">
            <text:p>20.0383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43152" calcext:value-type="float">
            <text:p>20.45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7527483871" calcext:value-type="float">
            <text:p>20.947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1104" calcext:value-type="float">
            <text:p>21.76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52301935484" calcext:value-type="float">
            <text:p>21.7152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62665806452" calcext:value-type="float">
            <text:p>20.9862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4017" calcext:value-type="float">
            <text:p>19.694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4305" calcext:value-type="float">
            <text:p>19.065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26197142857" calcext:value-type="float">
            <text:p>16.9326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4335483871" calcext:value-type="float">
            <text:p>16.91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75034285714" calcext:value-type="float">
            <text:p>16.9275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00379354839" calcext:value-type="float">
            <text:p>16.920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4670967742" calcext:value-type="float">
            <text:p>16.91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76496" calcext:value-type="float">
            <text:p>16.95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3603636364" calcext:value-type="float">
            <text:p>17.25736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41393103448" calcext:value-type="float">
            <text:p>18.404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533" calcext:value-type="float">
            <text:p>17.599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0547368421" calcext:value-type="float">
            <text:p>16.8610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5792" calcext:value-type="float">
            <text:p>16.7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5487058823" calcext:value-type="float">
            <text:p>16.492548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2604" calcext:value-type="float">
            <text:p>16.2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11032258064" calcext:value-type="float">
            <text:p>16.201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2104827586" calcext:value-type="float">
            <text:p>16.17521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72629677419" calcext:value-type="float">
            <text:p>16.127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92815483871" calcext:value-type="float">
            <text:p>16.079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5876" calcext:value-type="float">
            <text:p>16.02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94436129032" calcext:value-type="float">
            <text:p>15.9994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074" calcext:value-type="float">
            <text:p>16.08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1930322581" calcext:value-type="float">
            <text:p>16.096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03174285714" calcext:value-type="float">
            <text:p>15.8203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75467826087" calcext:value-type="float">
            <text:p>15.35754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4998709677" calcext:value-type="float">
            <text:p>15.1344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1856" calcext:value-type="float">
            <text:p>14.89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7762580645" calcext:value-type="float">
            <text:p>14.801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40468571429" calcext:value-type="float">
            <text:p>14.7440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94546086957" calcext:value-type="float">
            <text:p>14.719454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5803870968" calcext:value-type="float">
            <text:p>14.6725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4704" calcext:value-type="float">
            <text:p>14.60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6567741936" calcext:value-type="float">
            <text:p>14.644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5072" calcext:value-type="float">
            <text:p>15.0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33891612903" calcext:value-type="float">
            <text:p>15.293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598" calcext:value-type="float">
            <text:p>15.32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078" calcext:value-type="float">
            <text:p>15.102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51413333333" calcext:value-type="float">
            <text:p>14.6351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8059354839" calcext:value-type="float">
            <text:p>14.682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54274285714" calcext:value-type="float">
            <text:p>14.7954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96361290323" calcext:value-type="float">
            <text:p>14.90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76289032258" calcext:value-type="float">
            <text:p>15.097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31976" calcext:value-type="float">
            <text:p>15.37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1952" calcext:value-type="float">
            <text:p>15.8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18152" calcext:value-type="float">
            <text:p>16.96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47785806452" calcext:value-type="float">
            <text:p>18.224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79021935484" calcext:value-type="float">
            <text:p>17.947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8424" calcext:value-type="float">
            <text:p>17.8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17424516129" calcext:value-type="float">
            <text:p>18.021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916" calcext:value-type="float">
            <text:p>17.4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18167741936" calcext:value-type="float">
            <text:p>18.591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87385714286" calcext:value-type="float">
            <text:p>19.2987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87207741936" calcext:value-type="float">
            <text:p>19.728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65974193548" calcext:value-type="float">
            <text:p>20.216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56328" calcext:value-type="float">
            <text:p>20.78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4387096774" calcext:value-type="float">
            <text:p>21.515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3016" calcext:value-type="float">
            <text:p>22.55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88660645161" calcext:value-type="float">
            <text:p>23.078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41532903226" calcext:value-type="float">
            <text:p>22.4641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71552" calcext:value-type="float">
            <text:p>21.58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1536516129" calcext:value-type="float">
            <text:p>20.331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2808" calcext:value-type="float">
            <text:p>18.6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34660645161" calcext:value-type="float">
            <text:p>17.973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7933793103" calcext:value-type="float">
            <text:p>18.25079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3940645161" calcext:value-type="float">
            <text:p>18.540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39563870968" calcext:value-type="float">
            <text:p>18.823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40688" calcext:value-type="float">
            <text:p>19.1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1974193548" calcext:value-type="float">
            <text:p>19.68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90928" calcext:value-type="float">
            <text:p>20.5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73197419355" calcext:value-type="float">
            <text:p>20.637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4330322581" calcext:value-type="float">
            <text:p>19.921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72016" calcext:value-type="float">
            <text:p>18.70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51847741936" calcext:value-type="float">
            <text:p>17.3451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332" calcext:value-type="float">
            <text:p>16.24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5192516129" calcext:value-type="float">
            <text:p>16.055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0728571429" calcext:value-type="float">
            <text:p>16.0950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41455483871" calcext:value-type="float">
            <text:p>16.134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85295483871" calcext:value-type="float">
            <text:p>16.158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0148" calcext:value-type="float">
            <text:p>16.1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37868387097" calcext:value-type="float">
            <text:p>16.2137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80976" calcext:value-type="float">
            <text:p>16.47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4549677419" calcext:value-type="float">
            <text:p>16.139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8312258065" calcext:value-type="float">
            <text:p>15.5488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3432" calcext:value-type="float">
            <text:p>15.0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3646451613" calcext:value-type="float">
            <text:p>14.298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6632" calcext:value-type="float">
            <text:p>13.71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09398709677" calcext:value-type="float">
            <text:p>13.320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46585714286" calcext:value-type="float">
            <text:p>13.3246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4916129032" calcext:value-type="float">
            <text:p>13.33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128" calcext:value-type="float">
            <text:p>13.3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79553548387" calcext:value-type="float">
            <text:p>13.407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1704" calcext:value-type="float">
            <text:p>13.6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2767483871" calcext:value-type="float">
            <text:p>13.342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2007741935" calcext:value-type="float">
            <text:p>12.9012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7896" calcext:value-type="float">
            <text:p>12.61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18495483871" calcext:value-type="float">
            <text:p>12.241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7728" calcext:value-type="float">
            <text:p>11.3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5599483871" calcext:value-type="float">
            <text:p>10.855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8805714286" calcext:value-type="float">
            <text:p>10.9098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9225806452" calcext:value-type="float">
            <text:p>10.994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1649032258" calcext:value-type="float">
            <text:p>11.004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1408" calcext:value-type="float">
            <text:p>11.00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9091612903" calcext:value-type="float">
            <text:p>11.071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1316" calcext:value-type="float">
            <text:p>11.2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7383225806" calcext:value-type="float">
            <text:p>11.216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448516129" calcext:value-type="float">
            <text:p>10.864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7808" calcext:value-type="float">
            <text:p>10.53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37091612903" calcext:value-type="float">
            <text:p>10.2337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0344" calcext:value-type="float">
            <text:p>9.47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73961290323" calcext:value-type="float">
            <text:p>8.8427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58206896552" calcext:value-type="float">
            <text:p>8.7955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49677419355" calcext:value-type="float">
            <text:p>8.792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48103225807" calcext:value-type="float">
            <text:p>8.8754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7456" calcext:value-type="float">
            <text:p>8.9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172722580645" calcext:value-type="float">
            <text:p>9.001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5072" calcext:value-type="float">
            <text:p>9.03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824541935484" calcext:value-type="float">
            <text:p>9.0182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43070967742" calcext:value-type="float">
            <text:p>8.878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1976" calcext:value-type="float">
            <text:p>9.15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40206451613" calcext:value-type="float">
            <text:p>9.460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366" calcext:value-type="float">
            <text:p>8.96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21496774194" calcext:value-type="float">
            <text:p>8.5042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48457142857" calcext:value-type="float">
            <text:p>8.5034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50167741936" calcext:value-type="float">
            <text:p>8.6105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94116129032" calcext:value-type="float">
            <text:p>8.660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6304" calcext:value-type="float">
            <text:p>8.65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34219354839" calcext:value-type="float">
            <text:p>8.514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44408" calcext:value-type="float">
            <text:p>8.45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861625806452" calcext:value-type="float">
            <text:p>8.568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59870967742" calcext:value-type="float">
            <text:p>9.079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548" calcext:value-type="float">
            <text:p>10.0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4944516129" calcext:value-type="float">
            <text:p>11.465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36784" calcext:value-type="float">
            <text:p>11.19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8299354839" calcext:value-type="float">
            <text:p>11.064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51802857143" calcext:value-type="float">
            <text:p>11.1851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9909677419" calcext:value-type="float">
            <text:p>11.283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4807741936" calcext:value-type="float">
            <text:p>11.3314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5256" calcext:value-type="float">
            <text:p>11.39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5736774193" calcext:value-type="float">
            <text:p>11.4725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0168" calcext:value-type="float">
            <text:p>11.79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1520516129" calcext:value-type="float">
            <text:p>11.821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6172903226" calcext:value-type="float">
            <text:p>11.698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5928" calcext:value-type="float">
            <text:p>11.82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2100645161" calcext:value-type="float">
            <text:p>12.877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6296" calcext:value-type="float">
            <text:p>11.9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30247741936" calcext:value-type="float">
            <text:p>11.493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46068571429" calcext:value-type="float">
            <text:p>11.6046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73777777778" calcext:value-type="float">
            <text:p>11.757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0993548387" calcext:value-type="float">
            <text:p>11.89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20792" calcext:value-type="float">
            <text:p>11.96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6433548387" calcext:value-type="float">
            <text:p>12.054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8386666667" calcext:value-type="float">
            <text:p>12.5098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44294193548" calcext:value-type="float">
            <text:p>12.014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62" calcext:value-type="float">
            <text:p>11.56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7892307692" calcext:value-type="float">
            <text:p>11.4727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356" calcext:value-type="float">
            <text:p>10.34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5762580645" calcext:value-type="float">
            <text:p>10.153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05572413793" calcext:value-type="float">
            <text:p>10.370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52007741936" calcext:value-type="float">
            <text:p>10.6152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41476129032" calcext:value-type="float">
            <text:p>10.9641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64" calcext:value-type="float">
            <text:p>11.3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3712" calcext:value-type="float">
            <text:p>12.39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58673548387" calcext:value-type="float">
            <text:p>13.4658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29163870968" calcext:value-type="float">
            <text:p>14.312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96712" calcext:value-type="float">
            <text:p>14.53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2811428571" calcext:value-type="float">
            <text:p>14.5502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0227096774" calcext:value-type="float">
            <text:p>13.996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6034285714" calcext:value-type="float">
            <text:p>14.2986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2461935484" calcext:value-type="float">
            <text:p>14.604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43556129032" calcext:value-type="float">
            <text:p>14.914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25528" calcext:value-type="float">
            <text:p>15.19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5576774194" calcext:value-type="float">
            <text:p>15.535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77656" calcext:value-type="float">
            <text:p>16.10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58170322581" calcext:value-type="float">
            <text:p>16.1358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8699354839" calcext:value-type="float">
            <text:p>15.9568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856" calcext:value-type="float">
            <text:p>15.4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4962580645" calcext:value-type="float">
            <text:p>14.847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616" calcext:value-type="float">
            <text:p>13.8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64965" calcext:value-type="float">
            <text:p>13.116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3697142857" calcext:value-type="float">
            <text:p>13.4083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287483871" calcext:value-type="float">
            <text:p>13.6932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16270967742" calcext:value-type="float">
            <text:p>14.001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34968" calcext:value-type="float">
            <text:p>14.36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7669677419" calcext:value-type="float">
            <text:p>14.825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08376" calcext:value-type="float">
            <text:p>15.54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33710967742" calcext:value-type="float">
            <text:p>15.763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7829677419" calcext:value-type="float">
            <text:p>15.7157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81456" calcext:value-type="float">
            <text:p>15.33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2242580645" calcext:value-type="float">
            <text:p>14.957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03944" calcext:value-type="float">
            <text:p>13.62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44567741936" calcext:value-type="float">
            <text:p>13.04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9692" calcext:value-type="float">
            <text:p>13.240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2356923077" calcext:value-type="float">
            <text:p>13.55023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5429677419" calcext:value-type="float">
            <text:p>13.795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53228235294" calcext:value-type="float">
            <text:p>14.035322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80918709677" calcext:value-type="float">
            <text:p>14.918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5050322581" calcext:value-type="float">
            <text:p>14.401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75896" calcext:value-type="float">
            <text:p>13.93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92392258065" calcext:value-type="float">
            <text:p>13.4792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248" calcext:value-type="float">
            <text:p>12.9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4029090909" calcext:value-type="float">
            <text:p>11.53640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03814285714" calcext:value-type="float">
            <text:p>11.7603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9396129032" calcext:value-type="float">
            <text:p>11.9669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6373333333" calcext:value-type="float">
            <text:p>12.2536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82" calcext:value-type="float">
            <text:p>12.52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8652903226" calcext:value-type="float">
            <text:p>12.9208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68208" calcext:value-type="float">
            <text:p>13.52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37207741936" calcext:value-type="float">
            <text:p>14.013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5568" calcext:value-type="float">
            <text:p>13.8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2312" calcext:value-type="float">
            <text:p>13.6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70334545455" calcext:value-type="float">
            <text:p>13.18703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972" calcext:value-type="float">
            <text:p>12.34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5751111111" calcext:value-type="float">
            <text:p>10.33057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4525714286" calcext:value-type="float">
            <text:p>10.5334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9628" calcext:value-type="float">
            <text:p>10.7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2186666667" calcext:value-type="float">
            <text:p>11.1052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58836923077" calcext:value-type="float">
            <text:p>11.49588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1005714286" calcext:value-type="float">
            <text:p>12.2891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6850909091" calcext:value-type="float">
            <text:p>12.78968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30416" calcext:value-type="float">
            <text:p>12.09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3187096774" calcext:value-type="float">
            <text:p>11.792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5536" calcext:value-type="float">
            <text:p>9.71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94141935484" calcext:value-type="float">
            <text:p>8.109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96129032258" calcext:value-type="float">
            <text:p>8.354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726" calcext:value-type="float">
            <text:p>8.5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877" calcext:value-type="float">
            <text:p>8.921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849476923077" calcext:value-type="float">
            <text:p>9.46849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8668" calcext:value-type="float">
            <text:p>10.6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5931428571" calcext:value-type="float">
            <text:p>10.9505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703483871" calcext:value-type="float">
            <text:p>10.544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6187692308" calcext:value-type="float">
            <text:p>10.07961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97066666667" calcext:value-type="float">
            <text:p>9.1209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17" calcext:value-type="float">
            <text:p>6.69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55664516129" calcext:value-type="float">
            <text:p>5.547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52457142857" calcext:value-type="float">
            <text:p>5.7755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81574193548" calcext:value-type="float">
            <text:p>5.9368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81832258064" calcext:value-type="float">
            <text:p>6.1418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00328" calcext:value-type="float">
            <text:p>6.46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68980645161" calcext:value-type="float">
            <text:p>6.981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1832" calcext:value-type="float">
            <text:p>8.22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668438709678" calcext:value-type="float">
            <text:p>8.64668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20722580645" calcext:value-type="float">
            <text:p>8.270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6272" calcext:value-type="float">
            <text:p>7.8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70451612903" calcext:value-type="float">
            <text:p>6.816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0456" calcext:value-type="float">
            <text:p>5.64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55225806452" calcext:value-type="float">
            <text:p>4.627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70813793104" calcext:value-type="float">
            <text:p>4.79870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74038709677" calcext:value-type="float">
            <text:p>4.903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690967741936" calcext:value-type="float">
            <text:p>5.016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0792" calcext:value-type="float">
            <text:p>5.23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97393548387" calcext:value-type="float">
            <text:p>5.7399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906836363636" calcext:value-type="float">
            <text:p>6.53906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33832258065" calcext:value-type="float">
            <text:p>6.873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997857142857" calcext:value-type="float">
            <text:p>6.3599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9584" calcext:value-type="float">
            <text:p>5.55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96283870968" calcext:value-type="float">
            <text:p>4.6679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22222222222" calcext:value-type="float">
            <text:p>3.20322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39742857143" calcext:value-type="float">
            <text:p>1.9823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74374193548" calcext:value-type="float">
            <text:p>1.9317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417290322581" calcext:value-type="float">
            <text:p>1.924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0776" calcext:value-type="float">
            <text:p>1.96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46727272727" calcext:value-type="float">
            <text:p>2.4224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72" calcext:value-type="float">
            <text:p>3.6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45419354839" calcext:value-type="float">
            <text:p>4.457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36309677419" calcext:value-type="float">
            <text:p>4.269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052" calcext:value-type="float">
            <text:p>3.97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18296774194" calcext:value-type="float">
            <text:p>2.5331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1224" calcext:value-type="float">
            <text:p>1.91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9344516129" calcext:value-type="float">
            <text:p>1.269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12228571429" calcext:value-type="float">
            <text:p>1.1961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704851612903" calcext:value-type="float">
            <text:p>1.187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1455483871" calcext:value-type="float">
            <text:p>1.275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02" calcext:value-type="float">
            <text:p>1.43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74787096774" calcext:value-type="float">
            <text:p>1.878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2208" calcext:value-type="float">
            <text:p>2.88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63406451613" calcext:value-type="float">
            <text:p>4.0776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39638709677" calcext:value-type="float">
            <text:p>3.294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48685714286" calcext:value-type="float">
            <text:p>2.7704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958" calcext:value-type="float">
            <text:p>-0.4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9852" calcext:value-type="float">
            <text:p>-0.3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3336774193548" calcext:value-type="float">
            <text:p>-0.02733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65352" calcext:value-type="float">
            <text:p>0.1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7453935483871" calcext:value-type="float">
            <text:p>0.817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908" calcext:value-type="float">
            <text:p>1.9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31922580645" calcext:value-type="float">
            <text:p>3.070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85961290323" calcext:value-type="float">
            <text:p>4.849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0992" calcext:value-type="float">
            <text:p>5.01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28206451613" calcext:value-type="float">
            <text:p>5.833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44672" calcext:value-type="float">
            <text:p>5.4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468180645161" calcext:value-type="float">
            <text:p>5.774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05048275862" calcext:value-type="float">
            <text:p>6.13205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15344516129" calcext:value-type="float">
            <text:p>6.451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05729032258" calcext:value-type="float">
            <text:p>6.837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8104" calcext:value-type="float">
            <text:p>7.42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79741935484" calcext:value-type="float">
            <text:p>8.481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87728" calcext:value-type="float">
            <text:p>10.34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13184516129" calcext:value-type="float">
            <text:p>11.581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9819354839" calcext:value-type="float">
            <text:p>13.042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4936" calcext:value-type="float">
            <text:p>12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1390967742" calcext:value-type="float">
            <text:p>12.002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1168516129" calcext:value-type="float">
            <text:p>11.291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28605714286" calcext:value-type="float">
            <text:p>11.8928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2856774194" calcext:value-type="float">
            <text:p>12.597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6100645161" calcext:value-type="float">
            <text:p>13.410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0512" calcext:value-type="float">
            <text:p>14.27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11566451613" calcext:value-type="float">
            <text:p>15.301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30552" calcext:value-type="float">
            <text:p>16.7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15101935484" calcext:value-type="float">
            <text:p>18.621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70735483871" calcext:value-type="float">
            <text:p>18.98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2924" calcext:value-type="float">
            <text:p>17.55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66441290323" calcext:value-type="float">
            <text:p>16.116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05528" calcext:value-type="float">
            <text:p>13.1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5215483871" calcext:value-type="float">
            <text:p>12.665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2848571429" calcext:value-type="float">
            <text:p>13.2192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8379354839" calcext:value-type="float">
            <text:p>13.795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3029677419" calcext:value-type="float">
            <text:p>14.542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64336" calcext:value-type="float">
            <text:p>15.35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09411612903" calcext:value-type="float">
            <text:p>16.280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9416" calcext:value-type="float">
            <text:p>17.6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0614193548" calcext:value-type="float">
            <text:p>19.3570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03938064516" calcext:value-type="float">
            <text:p>18.710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58408" calcext:value-type="float">
            <text:p>17.11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7736516129" calcext:value-type="float">
            <text:p>16.597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22472" calcext:value-type="float">
            <text:p>13.05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4002580645" calcext:value-type="float">
            <text:p>11.031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63973333333" calcext:value-type="float">
            <text:p>11.4763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4756" calcext:value-type="float">
            <text:p>12.14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4096" calcext:value-type="float">
            <text:p>14.1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8368" calcext:value-type="float">
            <text:p>15.30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788" calcext:value-type="float">
            <text:p>16.5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9556" calcext:value-type="float">
            <text:p>18.79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7916" calcext:value-type="float">
            <text:p>18.37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596" calcext:value-type="float">
            <text:p>17.8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19810526316" calcext:value-type="float">
            <text:p>16.45198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4112" calcext:value-type="float">
            <text:p>14.2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40461935484" calcext:value-type="float">
            <text:p>13.004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9768275862" calcext:value-type="float">
            <text:p>13.66197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06374193548" calcext:value-type="float">
            <text:p>14.440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03468387097" calcext:value-type="float">
            <text:p>15.360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4464" calcext:value-type="float">
            <text:p>16.32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0456774194" calcext:value-type="float">
            <text:p>17.535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25408" calcext:value-type="float">
            <text:p>18.65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0896516129" calcext:value-type="float">
            <text:p>19.020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5504" calcext:value-type="float">
            <text:p>18.29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49357419355" calcext:value-type="float">
            <text:p>17.564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2298181818" calcext:value-type="float">
            <text:p>15.79722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44" calcext:value-type="float">
            <text:p>13.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876" calcext:value-type="float">
            <text:p>14.88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358" calcext:value-type="float">
            <text:p>15.94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904" calcext:value-type="float">
            <text:p>17.0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15" calcext:value-type="float">
            <text:p>18.3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616" calcext:value-type="float">
            <text:p>20.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5916" calcext:value-type="float">
            <text:p>21.42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5516" calcext:value-type="float">
            <text:p>20.76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694" calcext:value-type="float">
            <text:p>19.96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6752" calcext:value-type="float">
            <text:p>18.7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3124" calcext:value-type="float">
            <text:p>14.0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9656" calcext:value-type="float">
            <text:p>14.5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49" calcext:value-type="float">
            <text:p>15.0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94" calcext:value-type="float">
            <text:p>15.7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296" calcext:value-type="float">
            <text:p>16.5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376" calcext:value-type="float">
            <text:p>19.2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528" calcext:value-type="float">
            <text:p>20.3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0676" calcext:value-type="float">
            <text:p>20.14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9736" calcext:value-type="float">
            <text:p>18.9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792" calcext:value-type="float">
            <text:p>17.5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0416" calcext:value-type="float">
            <text:p>14.2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6884" calcext:value-type="float">
            <text:p>11.13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7416" calcext:value-type="float">
            <text:p>11.8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992" calcext:value-type="float">
            <text:p>12.6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7212" calcext:value-type="float">
            <text:p>13.5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71" calcext:value-type="float">
            <text:p>14.8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3024" calcext:value-type="float">
            <text:p>17.0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4712" calcext:value-type="float">
            <text:p>17.6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7424" calcext:value-type="float">
            <text:p>10.3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804" calcext:value-type="float">
            <text:p>8.84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0764" calcext:value-type="float">
            <text:p>9.1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252" calcext:value-type="float">
            <text:p>9.76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064" calcext:value-type="float">
            <text:p>10.2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312" calcext:value-type="float">
            <text:p>10.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596" calcext:value-type="float">
            <text:p>14.16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7848" calcext:value-type="float">
            <text:p>13.0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356" calcext:value-type="float">
            <text:p>9.07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4228" calcext:value-type="float">
            <text:p>9.4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62" calcext:value-type="float">
            <text:p>9.9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092" calcext:value-type="float">
            <text:p>11.27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276" calcext:value-type="float">
            <text:p>14.9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5856" calcext:value-type="float">
            <text:p>15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348" calcext:value-type="float">
            <text:p>15.23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9336" calcext:value-type="float">
            <text:p>13.2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232" calcext:value-type="float">
            <text:p>12.0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264" calcext:value-type="float">
            <text:p>10.6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36" calcext:value-type="float">
            <text:p>11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356" calcext:value-type="float">
            <text:p>11.9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46" calcext:value-type="float">
            <text:p>12.31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474" calcext:value-type="float">
            <text:p>15.0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4208" calcext:value-type="float">
            <text:p>18.1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94" calcext:value-type="float">
            <text:p>18.3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54" calcext:value-type="float">
            <text:p>17.4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828" calcext:value-type="float">
            <text:p>17.2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5252" calcext:value-type="float">
            <text:p>14.3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68" calcext:value-type="float">
            <text:p>15.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732" calcext:value-type="float">
            <text:p>16.2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908" calcext:value-type="float">
            <text:p>17.2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2924" calcext:value-type="float">
            <text:p>18.82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4916" calcext:value-type="float">
            <text:p>21.04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45" calcext:value-type="float">
            <text:p>22.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7092" calcext:value-type="float">
            <text:p>21.4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1212" calcext:value-type="float">
            <text:p>20.1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308" calcext:value-type="float">
            <text:p>18.33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632" calcext:value-type="float">
            <text:p>15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752" calcext:value-type="float">
            <text:p>12.2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524" calcext:value-type="float">
            <text:p>12.44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3" calcext:value-type="float">
            <text:p>12.9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8012" calcext:value-type="float">
            <text:p>13.5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52" calcext:value-type="float">
            <text:p>14.5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2916" calcext:value-type="float">
            <text:p>16.47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6868" calcext:value-type="float">
            <text:p>17.86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134" calcext:value-type="float">
            <text:p>19.6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5692" calcext:value-type="float">
            <text:p>19.12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3308" calcext:value-type="float">
            <text:p>17.32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732" calcext:value-type="float">
            <text:p>15.63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242" calcext:value-type="float">
            <text:p>13.0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9856" calcext:value-type="float">
            <text:p>13.5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44" calcext:value-type="float">
            <text:p>15.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94" calcext:value-type="float">
            <text:p>16.7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0144" calcext:value-type="float">
            <text:p>18.1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732" calcext:value-type="float">
            <text:p>20.0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548" calcext:value-type="float">
            <text:p>20.8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8104" calcext:value-type="float">
            <text:p>19.6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28" calcext:value-type="float">
            <text:p>13.1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0728" calcext:value-type="float">
            <text:p>14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442" calcext:value-type="float">
            <text:p>16.3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7968" calcext:value-type="float">
            <text:p>17.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06" calcext:value-type="float">
            <text:p>19.2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6716" calcext:value-type="float">
            <text:p>20.20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956" calcext:value-type="float">
            <text:p>19.5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656" calcext:value-type="float">
            <text:p>16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3332" calcext:value-type="float">
            <text:p>14.2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732" calcext:value-type="float">
            <text:p>15.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686" calcext:value-type="float">
            <text:p>16.7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474" calcext:value-type="float">
            <text:p>17.60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7076" calcext:value-type="float">
            <text:p>19.27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2852" calcext:value-type="float">
            <text:p>20.53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764" calcext:value-type="float">
            <text:p>23.0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22" calcext:value-type="float">
            <text:p>22.20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0284" calcext:value-type="float">
            <text:p>20.56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546" calcext:value-type="float">
            <text:p>18.2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0948" calcext:value-type="float">
            <text:p>16.22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8544" calcext:value-type="float">
            <text:p>16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3676" calcext:value-type="float">
            <text:p>17.47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4012" calcext:value-type="float">
            <text:p>18.38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98" calcext:value-type="float">
            <text:p>19.0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1152" calcext:value-type="float">
            <text:p>20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684" calcext:value-type="float">
            <text:p>23.5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004" calcext:value-type="float">
            <text:p>23.52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4492" calcext:value-type="float">
            <text:p>22.22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318" calcext:value-type="float">
            <text:p>21.6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218" calcext:value-type="float">
            <text:p>18.7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616" calcext:value-type="float">
            <text:p>16.6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5368" calcext:value-type="float">
            <text:p>17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1988" calcext:value-type="float">
            <text:p>18.19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5496" calcext:value-type="float">
            <text:p>19.3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364" calcext:value-type="float">
            <text:p>21.07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4572" calcext:value-type="float">
            <text:p>22.86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604" calcext:value-type="float">
            <text:p>23.6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6296" calcext:value-type="float">
            <text:p>23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804" calcext:value-type="float">
            <text:p>22.5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34" calcext:value-type="float">
            <text:p>20.50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444" calcext:value-type="float">
            <text:p>17.52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436" calcext:value-type="float">
            <text:p>14.6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6416" calcext:value-type="float">
            <text:p>15.2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796" calcext:value-type="float">
            <text:p>16.0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894" calcext:value-type="float">
            <text:p>16.91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276" calcext:value-type="float">
            <text:p>19.5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3208" calcext:value-type="float">
            <text:p>21.6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1" calcext:value-type="float">
            <text:p>21.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952" calcext:value-type="float">
            <text:p>24.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11312" calcext:value-type="float">
            <text:p>23.68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67497142857" calcext:value-type="float">
            <text:p>19.4967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5636" calcext:value-type="float">
            <text:p>15.37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44" calcext:value-type="float">
            <text:p>15.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7584" calcext:value-type="float">
            <text:p>16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7224" calcext:value-type="float">
            <text:p>17.6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608" calcext:value-type="float">
            <text:p>18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0164" calcext:value-type="float">
            <text:p>20.8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548" calcext:value-type="float">
            <text:p>23.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1424" calcext:value-type="float">
            <text:p>24.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5068" calcext:value-type="float">
            <text:p>23.78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6472" calcext:value-type="float">
            <text:p>21.5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286" calcext:value-type="float">
            <text:p>19.07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398" calcext:value-type="float">
            <text:p>16.60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6104" calcext:value-type="float">
            <text:p>15.0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2956" calcext:value-type="float">
            <text:p>15.52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1584" calcext:value-type="float">
            <text:p>16.9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5788" calcext:value-type="float">
            <text:p>18.11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4404" calcext:value-type="float">
            <text:p>20.5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1428" calcext:value-type="float">
            <text:p>22.6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7652" calcext:value-type="float">
            <text:p>23.37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348" calcext:value-type="float">
            <text:p>23.23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4384" calcext:value-type="float">
            <text:p>21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4828" calcext:value-type="float">
            <text:p>20.59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0036" calcext:value-type="float">
            <text:p>17.5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268" calcext:value-type="float">
            <text:p>13.7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4384" calcext:value-type="float">
            <text:p>13.9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9136" calcext:value-type="float">
            <text:p>14.1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708" calcext:value-type="float">
            <text:p>14.1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336" calcext:value-type="float">
            <text:p>14.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608" calcext:value-type="float">
            <text:p>15.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5704" calcext:value-type="float">
            <text:p>16.9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844" calcext:value-type="float">
            <text:p>18.3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4764" calcext:value-type="float">
            <text:p>18.3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0548" calcext:value-type="float">
            <text:p>16.83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4304" calcext:value-type="float">
            <text:p>15.8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444" calcext:value-type="float">
            <text:p>13.9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124" calcext:value-type="float">
            <text:p>13.43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628" calcext:value-type="float">
            <text:p>13.5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096" calcext:value-type="float">
            <text:p>14.6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14" calcext:value-type="float">
            <text:p>16.2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7116" calcext:value-type="float">
            <text:p>17.0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6692" calcext:value-type="float">
            <text:p>16.9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044" calcext:value-type="float">
            <text:p>16.98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048" calcext:value-type="float">
            <text:p>16.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3244" calcext:value-type="float">
            <text:p>13.7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94" calcext:value-type="float">
            <text:p>11.20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116" calcext:value-type="float">
            <text:p>12.10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3912" calcext:value-type="float">
            <text:p>16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4236" calcext:value-type="float">
            <text:p>16.8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2332" calcext:value-type="float">
            <text:p>16.3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132" calcext:value-type="float">
            <text:p>14.26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3524" calcext:value-type="float">
            <text:p>12.19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872" calcext:value-type="float">
            <text:p>8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784" calcext:value-type="float">
            <text:p>8.4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436" calcext:value-type="float">
            <text:p>8.6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176" calcext:value-type="float">
            <text:p>9.9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412" calcext:value-type="float">
            <text:p>11.42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26" calcext:value-type="float">
            <text:p>13.00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98" calcext:value-type="float">
            <text:p>11.2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02" calcext:value-type="float">
            <text:p>11.08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8472" calcext:value-type="float">
            <text:p>10.8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984" calcext:value-type="float">
            <text:p>11.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562" calcext:value-type="float">
            <text:p>9.40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1352" calcext:value-type="float">
            <text:p>5.9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46" calcext:value-type="float">
            <text:p>5.9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192" calcext:value-type="float">
            <text:p>6.2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14" calcext:value-type="float">
            <text:p>7.47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082" calcext:value-type="float">
            <text:p>9.10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8552" calcext:value-type="float">
            <text:p>10.2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516" calcext:value-type="float">
            <text:p>10.35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66" calcext:value-type="float">
            <text:p>8.83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604" calcext:value-type="float">
            <text:p>7.7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8184" calcext:value-type="float">
            <text:p>5.0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556" calcext:value-type="float">
            <text:p>5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684" calcext:value-type="float">
            <text:p>5.59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212" calcext:value-type="float">
            <text:p>6.14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844" calcext:value-type="float">
            <text:p>8.78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908" calcext:value-type="float">
            <text:p>9.67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6516" calcext:value-type="float">
            <text:p>9.71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908" calcext:value-type="float">
            <text:p>9.80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5132" calcext:value-type="float">
            <text:p>9.56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988" calcext:value-type="float">
            <text:p>9.30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636" calcext:value-type="float">
            <text:p>8.2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972" calcext:value-type="float">
            <text:p>6.12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3372" calcext:value-type="float">
            <text:p>9.4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672" calcext:value-type="float">
            <text:p>9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18" calcext:value-type="float">
            <text:p>9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812" calcext:value-type="float">
            <text:p>8.90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9988" calcext:value-type="float">
            <text:p>8.5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468" calcext:value-type="float">
            <text:p>7.30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296" calcext:value-type="float">
            <text:p>4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2336" calcext:value-type="float">
            <text:p>4.2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34" calcext:value-type="float">
            <text:p>4.75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068" calcext:value-type="float">
            <text:p>7.14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856" calcext:value-type="float">
            <text:p>7.7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25028571429" calcext:value-type="float">
            <text:p>7.5542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5492" calcext:value-type="float">
            <text:p>7.3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944" calcext:value-type="float">
            <text:p>6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9648" calcext:value-type="float">
            <text:p>5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244" calcext:value-type="float">
            <text:p>3.0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404" calcext:value-type="float">
            <text:p>2.97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16" calcext:value-type="float">
            <text:p>3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79314285714" calcext:value-type="float">
            <text:p>3.4067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6" calcext:value-type="float">
            <text:p>4.0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136" calcext:value-type="float">
            <text:p>5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9924" calcext:value-type="float">
            <text:p>6.2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642" calcext:value-type="float">
            <text:p>5.6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848" calcext:value-type="float">
            <text:p>5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988" calcext:value-type="float">
            <text:p>4.22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392" calcext:value-type="float">
            <text:p>1.7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096" calcext:value-type="float">
            <text:p>1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508" calcext:value-type="float">
            <text:p>1.52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94742857143" calcext:value-type="float">
            <text:p>1.8109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136" calcext:value-type="float">
            <text:p>2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52" calcext:value-type="float">
            <text:p>4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548" calcext:value-type="float">
            <text:p>4.89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144" calcext:value-type="float">
            <text:p>4.7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192" calcext:value-type="float">
            <text:p>4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7" calcext:value-type="float">
            <text:p>3.9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484" calcext:value-type="float">
            <text:p>3.36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332" calcext:value-type="float">
            <text:p>1.00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972" calcext:value-type="float">
            <text:p>1.04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256" calcext:value-type="float">
            <text:p>1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908" calcext:value-type="float">
            <text:p>2.3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092" calcext:value-type="float">
            <text:p>3.7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132" calcext:value-type="float">
            <text:p>4.99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096" calcext:value-type="float">
            <text:p>5.0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304" calcext:value-type="float">
            <text:p>4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04" calcext:value-type="float">
            <text:p>4.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376" calcext:value-type="float">
            <text:p>2.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33142857143" calcext:value-type="float">
            <text:p>3.7403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9632" calcext:value-type="float">
            <text:p>5.1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5356" calcext:value-type="float">
            <text:p>5.5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94" calcext:value-type="float">
            <text:p>5.36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1844" calcext:value-type="float">
            <text:p>5.10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26" calcext:value-type="float">
            <text:p>4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112" calcext:value-type="float">
            <text:p>3.3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676" calcext:value-type="float">
            <text:p>0.58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4472" calcext:value-type="float">
            <text:p>0.4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04" calcext:value-type="float">
            <text:p>0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656" calcext:value-type="float">
            <text:p>1.5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012" calcext:value-type="float">
            <text:p>3.39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268" calcext:value-type="float">
            <text:p>4.17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38" calcext:value-type="float">
            <text:p>4.1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764" calcext:value-type="float">
            <text:p>3.95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544" calcext:value-type="float">
            <text:p>3.3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1952" calcext:value-type="float">
            <text:p>2.4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8128" calcext:value-type="float">
            <text:p>-0.0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86384" calcext:value-type="float">
            <text:p>-0.0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784" calcext:value-type="float">
            <text:p>0.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516" calcext:value-type="float">
            <text:p>2.47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256" calcext:value-type="float">
            <text:p>3.4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54" calcext:value-type="float">
            <text:p>3.30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9728" calcext:value-type="float">
            <text:p>3.0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628" calcext:value-type="float">
            <text:p>2.6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74368" calcext:value-type="float">
            <text:p>1.4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91" calcext:value-type="float">
            <text:p>-0.4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7776" calcext:value-type="float">
            <text:p>-0.5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848" calcext:value-type="float">
            <text:p>-0.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7376" calcext:value-type="float">
            <text:p>-0.0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128" calcext:value-type="float">
            <text:p>1.6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012" calcext:value-type="float">
            <text:p>2.89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82" calcext:value-type="float">
            <text:p>2.8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194" calcext:value-type="float">
            <text:p>2.82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424" calcext:value-type="float">
            <text:p>2.7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2" calcext:value-type="float">
            <text:p>2.0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7312" calcext:value-type="float">
            <text:p>-0.3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8090285714286" calcext:value-type="float">
            <text:p>0.17809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24" calcext:value-type="float">
            <text:p>0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884" calcext:value-type="float">
            <text:p>2.24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68" calcext:value-type="float">
            <text:p>3.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52" calcext:value-type="float">
            <text:p>3.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564" calcext:value-type="float">
            <text:p>3.7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938" calcext:value-type="float">
            <text:p>3.9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448" calcext:value-type="float">
            <text:p>3.8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4" calcext:value-type="float">
            <text:p>1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" calcext:value-type="float">
            <text:p>2.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052" calcext:value-type="float">
            <text:p>2.1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968" calcext:value-type="float">
            <text:p>3.6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624" calcext:value-type="float">
            <text:p>4.3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316" calcext:value-type="float">
            <text:p>4.0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7" calcext:value-type="float">
            <text:p>3.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852" calcext:value-type="float">
            <text:p>2.87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3316" calcext:value-type="float">
            <text:p>0.6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9612" calcext:value-type="float">
            <text:p>0.9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0188" calcext:value-type="float">
            <text:p>1.25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092" calcext:value-type="float">
            <text:p>1.8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54" calcext:value-type="float">
            <text:p>3.05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42" calcext:value-type="float">
            <text:p>3.99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168" calcext:value-type="float">
            <text:p>4.1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56" calcext:value-type="float">
            <text:p>4.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72" calcext:value-type="float">
            <text:p>4.2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556" calcext:value-type="float">
            <text:p>3.94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828" calcext:value-type="float">
            <text:p>2.68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856" calcext:value-type="float">
            <text:p>1.3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1184" calcext:value-type="float">
            <text:p>1.6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244" calcext:value-type="float">
            <text:p>1.69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648" calcext:value-type="float">
            <text:p>2.0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78" calcext:value-type="float">
            <text:p>2.68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68" calcext:value-type="float">
            <text:p>4.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076" calcext:value-type="float">
            <text:p>5.05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3528" calcext:value-type="float">
            <text:p>5.1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112" calcext:value-type="float">
            <text:p>5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22" calcext:value-type="float">
            <text:p>5.4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652" calcext:value-type="float">
            <text:p>5.34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3" calcext:value-type="float">
            <text:p>4.5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808" calcext:value-type="float">
            <text:p>2.9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66" calcext:value-type="float">
            <text:p>2.9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964" calcext:value-type="float">
            <text:p>3.1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012" calcext:value-type="float">
            <text:p>3.5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092" calcext:value-type="float">
            <text:p>3.91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996" calcext:value-type="float">
            <text:p>5.04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98" calcext:value-type="float">
            <text:p>5.68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68" calcext:value-type="float">
            <text:p>5.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532" calcext:value-type="float">
            <text:p>5.3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644" calcext:value-type="float">
            <text:p>5.1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628" calcext:value-type="float">
            <text:p>4.8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42" calcext:value-type="float">
            <text:p>4.24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768" calcext:value-type="float">
            <text:p>1.8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7" calcext:value-type="float">
            <text:p>1.6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848" calcext:value-type="float">
            <text:p>1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004" calcext:value-type="float">
            <text:p>1.9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904" calcext:value-type="float">
            <text:p>2.4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612" calcext:value-type="float">
            <text:p>4.1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292" calcext:value-type="float">
            <text:p>5.0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38" calcext:value-type="float">
            <text:p>5.07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128" calcext:value-type="float">
            <text:p>5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836" calcext:value-type="float">
            <text:p>5.1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752" calcext:value-type="float">
            <text:p>4.6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076" calcext:value-type="float">
            <text:p>2.64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3" calcext:value-type="float">
            <text:p>2.9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012" calcext:value-type="float">
            <text:p>3.5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204" calcext:value-type="float">
            <text:p>4.55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3" calcext:value-type="float">
            <text:p>5.7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148" calcext:value-type="float">
            <text:p>6.01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8728" calcext:value-type="float">
            <text:p>6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468" calcext:value-type="float">
            <text:p>6.0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844" calcext:value-type="float">
            <text:p>5.86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388" calcext:value-type="float">
            <text:p>5.0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356" calcext:value-type="float">
            <text:p>3.35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212" calcext:value-type="float">
            <text:p>3.2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208" calcext:value-type="float">
            <text:p>3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8784" calcext:value-type="float">
            <text:p>3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312" calcext:value-type="float">
            <text:p>4.1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588" calcext:value-type="float">
            <text:p>6.48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2128" calcext:value-type="float">
            <text:p>6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1224" calcext:value-type="float">
            <text:p>6.4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9652" calcext:value-type="float">
            <text:p>6.3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156" calcext:value-type="float">
            <text:p>6.2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5252" calcext:value-type="float">
            <text:p>5.4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238" calcext:value-type="float">
            <text:p>3.8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196" calcext:value-type="float">
            <text:p>3.4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4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132" calcext:value-type="float">
            <text:p>3.97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816" calcext:value-type="float">
            <text:p>4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892" calcext:value-type="float">
            <text:p>5.35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096" calcext:value-type="float">
            <text:p>6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296" calcext:value-type="float">
            <text:p>6.4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052" calcext:value-type="float">
            <text:p>6.25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028" calcext:value-type="float">
            <text:p>5.81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76" calcext:value-type="float">
            <text:p>5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664" calcext:value-type="float">
            <text:p>3.2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02" calcext:value-type="float">
            <text:p>2.95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324" calcext:value-type="float">
            <text:p>3.10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584" calcext:value-type="float">
            <text:p>3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76" calcext:value-type="float">
            <text:p>3.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748" calcext:value-type="float">
            <text:p>4.96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42" calcext:value-type="float">
            <text:p>6.15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976" calcext:value-type="float">
            <text:p>6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8916" calcext:value-type="float">
            <text:p>6.05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816" calcext:value-type="float">
            <text:p>5.8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008" calcext:value-type="float">
            <text:p>5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676" calcext:value-type="float">
            <text:p>3.5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164" calcext:value-type="float">
            <text:p>3.2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68" calcext:value-type="float">
            <text:p>4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804" calcext:value-type="float">
            <text:p>5.03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604" calcext:value-type="float">
            <text:p>6.22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876" calcext:value-type="float">
            <text:p>6.2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5304" calcext:value-type="float">
            <text:p>6.1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9" calcext:value-type="float">
            <text:p>5.9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72" calcext:value-type="float">
            <text:p>5.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316" calcext:value-type="float">
            <text:p>3.6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316" calcext:value-type="float">
            <text:p>3.41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916" calcext:value-type="float">
            <text:p>3.5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356" calcext:value-type="float">
            <text:p>3.8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48" calcext:value-type="float">
            <text:p>4.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236" calcext:value-type="float">
            <text:p>5.3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148" calcext:value-type="float">
            <text:p>6.64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448" calcext:value-type="float">
            <text:p>6.8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104" calcext:value-type="float">
            <text:p>6.8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384" calcext:value-type="float">
            <text:p>6.6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992" calcext:value-type="float">
            <text:p>6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1888" calcext:value-type="float">
            <text:p>4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368" calcext:value-type="float">
            <text:p>4.5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2044" calcext:value-type="float">
            <text:p>5.43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688" calcext:value-type="float">
            <text:p>6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116" calcext:value-type="float">
            <text:p>7.4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3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44112245801</text:p>
          </table:table-cell>
          <table:table-cell office:value-type="string" calcext:value-type="string">
            <text:p>192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40" meta:object-count="0"/>
    <meta:user-defined meta:name="AppVersion">3.0</meta:user-defined>
  </office:meta>
</office:document-meta>
</file>